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039135" officeooo:paragraph-rsid="00039135" loext:padding="0cm" loext:border="none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officeooo:rsid="00039135" officeooo:paragraph-rsid="00039135"/>
    </style:style>
    <style:style style:name="P5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text-indent="0cm" style:auto-text-indent="false" fo:break-before="page"/>
      <style:text-properties fo:font-size="14pt" fo:font-weight="bold" officeooo:rsid="00039135" officeooo:paragraph-rsid="00039135" fo:background-color="#ffff00" style:font-size-asian="14pt" style:font-weight-asian="bold" style:font-size-complex="14pt" style:font-weight-complex="bold" loext:padding="0cm" loext:border="none"/>
    </style:style>
    <style:style style:name="P6" style:family="paragraph" style:parent-style-name="Standard">
      <style:text-properties officeooo:rsid="00014826" officeooo:paragraph-rsid="00014826"/>
    </style:style>
    <style:style style:name="P7" style:family="paragraph" style:parent-style-name="Standard">
      <style:text-properties fo:font-size="15pt" fo:font-weight="bold" officeooo:rsid="00014826" officeooo:paragraph-rsid="00014826" fo:background-color="#ffff00" style:font-size-asian="15pt" style:font-weight-asian="bold" style:font-size-complex="15pt" style:font-weight-complex="bold"/>
    </style:style>
    <style:style style:name="P8" style:family="paragraph" style:parent-style-name="Standard">
      <style:text-properties officeooo:rsid="00066e1c" officeooo:paragraph-rsid="00066e1c"/>
    </style:style>
    <style:style style:name="P9" style:family="paragraph" style:parent-style-name="Standard">
      <style:paragraph-properties fo:margin-top="0cm" fo:margin-bottom="0.499cm" loext:contextual-spacing="false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Liberation Mono" fo:font-size="14pt" fo:font-weight="bold" officeooo:rsid="00039135" officeooo:paragraph-rsid="00066e1c" fo:background-color="#ffff00" style:font-name-asian="NSimSun" style:font-size-asian="14pt" style:font-weight-asian="bold" style:font-name-complex="Liberation Mono" style:font-size-complex="14pt" style:font-weight-complex="bold" loext:padding="0cm" loext:border="none"/>
    </style:style>
    <style:style style:name="P11" style:family="paragraph" style:parent-style-name="Standard">
      <style:text-properties officeooo:rsid="00039135" loext:padding="0cm" loext:border="none"/>
    </style:style>
    <style:style style:name="T1" style:family="text">
      <style:text-properties loext:padding="0cm" loext:border="none"/>
    </style:style>
    <style:style style:name="T2" style:family="text">
      <style:text-properties fo:background-color="#ffff00" loext:char-shading-value="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OM NOTLAR ---→&gt;&gt;&gt;&gt;&gt;&gt;&gt;&gt;&gt;&gt;&gt;&gt;</text:p>
      <text:p text:style-name="P6"/>
      <text:p text:style-name="P6"/>
      <text:p text:style-name="P6">var liste = document.getElementsByTagName("ul"); </text:p>
      <text:p text:style-name="Standard">undefined </text:p>
      <text:p text:style-name="Standard">liste </text:p>
      <text:section text:style-name="Sect1" text:name="server0.conn1.child3/obj163">
        <text:p text:style-name="Standard"/>
      </text:section>
      <text:p text:style-name="Standard">HTMLCollection { 0: ul</text:p>
      <text:section text:style-name="Sect1" text:name="Seksjon1">
        <text:p text:style-name="Standard"><text:bookmark text:name="server0.conn1.child3/obj163"/>, length: 1 }</text:p>
      </text:section>
      <text:p text:style-name="Standard"/>
      <text:p text:style-name="Standard">var test = document.querySelector("#benimID"); </text:p>
      <text:p text:style-name="Standard">undefined </text:p>
      <text:p text:style-name="Standard">test </text:p>
      <text:section text:style-name="Sect1" text:name="server0.conn1.child3/obj177">
        <text:p text:style-name="Standard"/>
      </text:section>
      <text:p text:style-name="Standard">&lt;li id="benimID"&gt;</text:p>
      <text:p text:style-name="Standard"/>
      <text:p text:style-name="Standard">var test = document.querySelector(".benimClass"); </text:p>
      <text:p text:style-name="Standard">undefined </text:p>
      <text:p text:style-name="Standard">test </text:p>
      <text:section text:style-name="Sect1" text:name="server0.conn1.child3/obj184">
        <text:p text:style-name="Standard"/>
      </text:section>
      <text:p text:style-name="Standard">&lt;li class="benimClass"&gt;</text:p>
      <text:p text:style-name="Standard"/>
      <text:p text:style-name="Standard">var test = document.querySelectorAll(".benimClass"); </text:p>
      <text:p text:style-name="Standard">undefined </text:p>
      <text:p text:style-name="Standard">test </text:p>
      <text:section text:style-name="Sect1" text:name="server0.conn1.child3/obj192">
        <text:p text:style-name="Standard"/>
      </text:section>
      <text:p text:style-name="Standard">NodeList [ li.benimClass, li.benimClass</text:p>
      <text:section text:style-name="Sect1" text:name="Seksjon2">
        <text:p text:style-name="Standard"><text:bookmark text:name="server0.conn1.child3/obj192"/>]</text:p>
      </text:section>
      <text:p text:style-name="Standard"/>
      <text:p text:style-name="Standard">var test = document.getElementsByTagName("body"); </text:p>
      <text:p text:style-name="Standard">undefined </text:p>
      <text:p text:style-name="Standard">test </text:p>
      <text:section text:style-name="Sect1" text:name="server0.conn1.child3/obj206">
        <text:p text:style-name="Standard"/>
      </text:section>
      <text:p text:style-name="Standard">HTMLCollection { 0: body</text:p>
      <text:section text:style-name="Sect1" text:name="Seksjon3">
        <text:p text:style-name="Standard"><text:bookmark text:name="server0.conn1.child3/obj206"/>, length: 1 }</text:p>
      </text:section>
      <text:p text:style-name="Standard"/>
      <text:p text:style-name="Standard">var test = document.getElementsByTagName("html"); </text:p>
      <text:p text:style-name="Standard">undefined </text:p>
      <text:p text:style-name="Standard">test </text:p>
      <text:section text:style-name="Sect1" text:name="server0.conn1.child3/obj215">
        <text:p text:style-name="Standard"/>
      </text:section>
      <text:p text:style-name="Standard">HTMLCollection { 0: html</text:p>
      <text:section text:style-name="Sect1" text:name="Seksjon4">
        <text:p text:style-name="Standard"><text:bookmark text:name="server0.conn1.child3/obj215"/>, length: 1 }</text:p>
      </text:section>
      <text:p text:style-name="P9"/>
      <text:p text:style-name="P1"><text:span text:style-name="T1">​</text:span>var test = document.querySelector(" ul .benimClass "); </text:p>
      <text:p text:style-name="Standard">undefined </text:p>
      <text:p text:style-name="Standard">test </text:p>
      <text:section text:style-name="Sect1" text:name="server0.conn1.child3/obj236">
        <text:p text:style-name="Standard"/>
      </text:section>
      <text:p text:style-name="Standard">&lt;li class="benimClass"&gt;</text:p>
      <text:p text:style-name="Standard"><text:soft-page-break/></text:p>
      <text:p text:style-name="Standard">var test = document.querySelectorAll(" ul .benimClass "); </text:p>
      <text:p text:style-name="Standard">undefined </text:p>
      <text:p text:style-name="Standard">test </text:p>
      <text:section text:style-name="Sect1" text:name="server0.conn1.child3/obj244">
        <text:p text:style-name="Standard"/>
      </text:section>
      <text:p text:style-name="Standard">NodeList [ li.benimClass, li.benimClass</text:p>
      <text:section text:style-name="Sect1" text:name="Seksjon5">
        <text:p text:style-name="Standard"><text:bookmark text:name="server0.conn1.child3/obj244"/>]</text:p>
      </text:section>
      <text:p text:style-name="Standard"/>
      <text:p text:style-name="Standard">var test = document.querySelectorAll(" ul #benimID "); </text:p>
      <text:p text:style-name="Standard">undefined </text:p>
      <text:p text:style-name="Standard">test </text:p>
      <text:section text:style-name="Sect1" text:name="server0.conn1.child3/obj255">
        <text:p text:style-name="Standard"/>
      </text:section>
      <text:p text:style-name="Standard">NodeList [ li#benimID</text:p>
      <text:section text:style-name="Sect1" text:name="Seksjon6">
        <text:p text:style-name="Standard"><text:bookmark text:name="server0.conn1.child3/obj255"/>]</text:p>
      </text:section>
      <text:p text:style-name="P9"/>
      <text:p text:style-name="P2">​</text:p>
      <text:p text:style-name="P2"/>
      <text:p text:style-name="P2"/>
      <text:p text:style-name="P5">ATTRIBUTE</text:p>
      <text:p text:style-name="P3"/>
      <text:p text:style-name="P3"/>
      <text:p text:style-name="P4"><text:span text:style-name="T1">Live reload enabled. </text:span><text:a xlink:type="simple" xlink:href="http://127.0.0.1:5500/_AHMET.U/JAVASCRIPT1/js3.html" text:style-name="Internet_20_link" text:visited-style-name="Visited_20_Internet_20_Link"><text:span text:style-name="T1">js3.html:43:13</text:span></text:a></text:p>
      <text:p text:style-name="Standard">var baslik = document.getElementsByTagName("h1"); </text:p>
      <text:p text:style-name="Standard">undefined </text:p>
      <text:p text:style-name="Standard">h1 </text:p>
      <text:p text:style-name="Standard"/>
      <text:p text:style-name="Standard">baslik </text:p>
      <text:section text:style-name="Sect1" text:name="server0.conn0.child3/obj57">
        <text:p text:style-name="Standard"/>
      </text:section>
      <text:p text:style-name="Standard">HTMLCollection { 0: h1, 1: h1</text:p>
      <text:section text:style-name="Sect1" text:name="Seksjon7">
        <text:p text:style-name="Standard"><text:bookmark text:name="server0.conn0.child3/obj57"/>, length: 2 }</text:p>
      </text:section>
      <text:p text:style-name="Standard"/>
      <text:p text:style-name="Standard">baslik.style </text:p>
      <text:p text:style-name="Standard">undefined </text:p>
      <text:p text:style-name="Standard">var baslik = document.querySelector("h1"); </text:p>
      <text:p text:style-name="Standard">undefined </text:p>
      <text:p text:style-name="Standard">baslik.style </text:p>
      <text:section text:style-name="Sect1" text:name="server0.conn0.child3/obj76">
        <text:p text:style-name="Standard"/>
      </text:section>
      <text:section text:style-name="Sect1" text:name="Seksjon8">
        <text:p text:style-name="Standard"><text:bookmark text:name="server0.conn0.child3/obj76"/>CSS2Properties(0)</text:p>
      </text:section>
      <text:p text:style-name="Standard"/>
      <text:p text:style-name="Standard">baslik.style.color ="red"; </text:p>
      <text:p text:style-name="Standard">"red" </text:p>
      <text:p text:style-name="Standard"/>
      <text:p text:style-name="Standard">var elemnts = document.querySelectorAll(".benimClass"); </text:p>
      <text:p text:style-name="Standard">undefined </text:p>
      <text:p text:style-name="Standard"/>
      <text:p text:style-name="Standard">Element.style </text:p>
      <text:p text:style-name="Standard">undefined </text:p>
      <text:p text:style-name="Standard"/>
      <text:p text:style-name="Standard">var elements = document.querySelectorAll(".benimClass"); </text:p>
      <text:p text:style-name="Standard">undefined </text:p>
      <text:p text:style-name="Standard"/>
      <text:p text:style-name="Standard">elements.textContent("Bu madde artik degisti."); </text:p>
      <text:p text:style-name="Standard"/>
      <text:p text:style-name="Standard">var link = document.querySelector("a"); </text:p>
      <text:p text:style-name="Standard">undefined </text:p>
      <text:p text:style-name="Standard"/>
      <text:p text:style-name="Standard">link </text:p>
      <text:p text:style-name="Standard">null </text:p>
      <text:p text:style-name="Standard"/>
      <text:p text:style-name="Standard">link.getAttribute("a"); </text:p>
      <text:p text:style-name="Standard"/>
      <text:p text:style-name="Standard">link.getAttribute("href"); </text:p>
      <text:p text:style-name="Standard"/>
      <text:p text:style-name="Standard">link.setAttribute("href", "www.google.com"); </text:p>
      <text:p text:style-name="P10">EVENT</text:p>
      <text:p text:style-name="P8"/>
      <text:p text:style-name="P8">ADDEVENTLISTENER</text:p>
      <text:p text:style-name="P8"/>
      <text:p text:style-name="P8">var baslik = document.getElementById("baslik"); </text:p>
      <text:p text:style-name="Standard">undefined </text:p>
      <text:p text:style-name="Standard">baslik </text:p>
      <text:section text:style-name="Sect1" text:name="server0.conn1.child3/obj83">
        <text:p text:style-name="Standard"/>
      </text:section>
      <text:p text:style-name="Standard">&lt;h1 id="baslik"&gt;</text:p>
      <text:p text:style-name="Standard"/>
      <text:p text:style-name="Standard">baslik.style </text:p>
      <text:section text:style-name="Sect1" text:name="server0.conn1.child3/obj90">
        <text:p text:style-name="Standard"/>
      </text:section>
      <text:section text:style-name="Sect1" text:name="Seksjon9">
        <text:p text:style-name="Standard"><text:bookmark text:name="server0.conn1.child3/obj90"/>CSS2Properties(0)</text:p>
      </text:section>
      <text:p text:style-name="Standard"/>
      <text:p text:style-name="Standard">var test = document.querySelector("button"); </text:p>
      <text:p text:style-name="Standard">undefined </text:p>
      <text:p text:style-name="Standard"/>
      <text:p text:style-name="Standard">test.<text:span text:style-name="T2">addEventListener</text:span>("click", function(){ alert("Test 1-2-3...") }) </text:p>
      <text:p text:style-name="Standard">undefined </text:p>
      <text:p text:style-name="Standard"/>
      <text:p text:style-name="Standard">test.addEventListener("click", function(){ baslik.style.color="red"; }) </text:p>
      <text:p text:style-name="Standard">undefined</text:p>
      <text:p text:style-name="P8"/>
      <text:p text:style-name="P11"/>
      <text:p text:style-name="P11"/>
      <text:p text:style-name="P11">var elements = document.querySelectorAll("li"); </text:p>
      <text:p text:style-name="Standard">undefined </text:p>
      <text:p text:style-name="Standard">elements </text:p>
      <text:section text:style-name="Sect1" text:name="Seksjon10">
        <text:p text:style-name="Standard"><text:bookmark text:name="server0.conn1.child3/obj901"/></text:p>
      </text:section>
      <text:p text:style-name="Standard">NodeList(3) [ li#benimID, li.benimClass, li.benimClass</text:p>
      <text:section text:style-name="Sect1" text:name="Seksjon11">
        <text:p text:style-name="Standard"><text:bookmark text:name="server0.conn1.child3/obj902"/>]</text:p>
      </text:section>
      <text:p text:style-name="Standard"/>
      <text:p text:style-name="Standard">var elements = document.querySelectorAll("li"); </text:p>
      <text:p text:style-name="Standard">undefined </text:p>
      <text:p text:style-name="Standard">elements </text:p>
      <text:section text:style-name="Sect1" text:name="server0.conn1.child3/obj140">
        <text:p text:style-name="Standard"/>
      </text:section>
      <text:p text:style-name="Standard">NodeList(3) [ li#benimID, li.benimClass, li.benimClass</text:p>
      <text:section text:style-name="Sect1" text:name="Seksjon12">
        <text:p text:style-name="Standard"><text:bookmark text:name="server0.conn1.child3/obj140"/>]</text:p>
      </text:section>
      <text:p text:style-name="Standard"/>
      <text:p text:style-name="Standard">for (var i = 0; i&lt;elements.length; i++){ elements[i].addEventListener("click", function(){ this.style.color="red"; }) } </text:p>
      <text:p text:style-name="Standard">undefined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4.2$Windows_X86_64 LibreOffice_project/2412653d852ce75f65fbfa83fb7e7b669a126d64</meta:generator>
    <dc:date>2020-12-11T15:37:28.010000000</dc:date>
    <meta:editing-duration>PT6M33S</meta:editing-duration>
    <meta:editing-cycles>6</meta:editing-cycles>
    <meta:document-statistic meta:table-count="0" meta:image-count="0" meta:object-count="0" meta:page-count="4" meta:paragraph-count="100" meta:word-count="237" meta:character-count="2283" meta:non-whitespace-character-count="2076"/>
  </office:meta>
</office:document-meta>
</file>